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fill="none" draw:textarea-horizontal-align="left" draw:textarea-vertical-align="top" draw:auto-grow-height="false" fo:min-height="4.15cm" fo:min-width="9.7cm" fo:wrap-option="wrap"/>
    </style:style>
    <style:style style:name="gr4" style:family="graphic" style:parent-style-name="standard">
      <style:graphic-properties draw:fill="none" draw:textarea-horizontal-align="left" draw:textarea-vertical-align="top" draw:auto-grow-height="false" fo:min-height="2.582cm" fo:min-width="3.75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313cm" fo:min-width="5.90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95cm" fo:min-width="4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4cm" svg:height="1.8cm" svg:x="3.1cm" svg:y="26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cm" svg:y1="3cm" svg:x2="8.95cm" svg:y2="3.937cm" draw:start-shape="id1" draw:start-glue-point="8" draw:end-shape="id2" draw:end-glue-point="4" svg:d="M10400 3000l-1450 937" svg:viewBox="0 0 1451 938">
          <text:p/>
        </draw:connector>
        <draw:custom-shape draw:style-name="gr3" draw:text-style-name="P5" draw:layer="layout" svg:width="10.2cm" svg:height="4.4cm" svg:x="9.8cm" svg:y="24.3cm">
          <text:p text:style-name="P4"><text:span text:style-name="T1">Program wyświetla wszystkie dwucyfrowe liczby parzyste podzielne przez 3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8.5cm" svg:height="5.663cm" svg:x="4.7cm" svg:y="3.937cm">
          <text:p text:style-name="P1">Liczba powtórzeń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95cm" svg:y1="16.9cm" svg:x2="14.814cm" svg:y2="20.949cm" draw:start-shape="id3" draw:start-glue-point="6" draw:end-shape="id4" draw:end-glue-point="2" svg:d="M8950 16900v4598h5864v-549" svg:viewBox="0 0 5865 4599">
          <text:p text:style-name="P1">TAK</text:p>
        </draw:connector>
        <draw:connector draw:style-name="gr5" draw:text-style-name="P3" draw:layer="layout" draw:line-skew="-2.199cm 5.45cm" svg:x1="4.7cm" svg:y1="6.769cm" svg:x2="5.3cm" svg:y2="26.5cm" draw:start-shape="id2" draw:start-glue-point="5" draw:end-shape="id5" draw:end-glue-point="4" svg:d="M4700 6769h-2700v16731h3300v3000" svg:viewBox="0 0 3301 19732">
          <text:p text:style-name="P1">NIE</text:p>
        </draw:connector>
        <draw:custom-shape draw:style-name="gr6" draw:text-style-name="P3" xml:id="id4" draw:id="id4" draw:layer="layout" svg:width="6.402cm" svg:height="2.563cm" draw:transform="skewX (0.736878010192006) rotate (0.0153588974175501) translate (13.9cm 18.4cm)">
          <text:p text:style-name="P1">Wyświetlz x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7.75cm" svg:x1="17.101cm" svg:y1="18.351cm" svg:x2="11.956cm" svg:y2="2.737cm" draw:start-shape="id4" draw:start-glue-point="0" draw:end-shape="id1" draw:end-glue-point="9" svg:d="M17101 18351v-15451h-5145v-163" svg:viewBox="0 0 5146 15615">
          <text:p/>
        </draw:connector>
        <draw:custom-shape draw:style-name="gr7" draw:text-style-name="P3" xml:id="id3" draw:id="id3" draw:layer="layout" svg:width="9.9cm" svg:height="4.4cm" svg:x="4cm" svg:y="12.5cm">
          <text:p text:style-name="P1">if x %2 ==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8.95cm" svg:y1="9.6cm" svg:x2="8.95cm" svg:y2="12.5cm" draw:start-shape="id2" draw:start-glue-point="6" draw:end-shape="id3" draw:end-glue-point="4" svg:d="M8950 9600v2900" svg:viewBox="0 0 1 2901">
          <text:p text:style-name="P1">TAK</text:p>
        </draw:connector>
        <draw:connector draw:style-name="gr5" draw:text-style-name="P3" draw:layer="layout" svg:x1="13.9cm" svg:y1="14.7cm" svg:x2="12.6cm" svg:y2="2.1cm" draw:start-shape="id3" draw:start-glue-point="7" draw:end-shape="id1" draw:end-glue-point="10" svg:d="M13900 14700h502v-12600h-1802" svg:viewBox="0 0 1803 1260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30T16:02:57.194000000</dc:date>
    <meta:editing-duration>PT13M33S</meta:editing-duration>
    <meta:editing-cycles>12</meta:editing-cycles>
    <meta:generator>LibreOffice/6.1.2.1$Windows_x86 LibreOffice_project/65905a128db06ba48db947242809d14d3f9a93fe</meta:generator>
    <meta:document-statistic meta:object-count="12"/>
  </office:meta>
</office:document-meta>
</file>